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0.792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_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ins</text:p>
          </table:table-cell>
          <table:table-cell table:style-name="ce4" office:value-type="string" calcext:value-type="string">
            <text:p>Admin Penalties</text:p>
          </table:table-cell>
          <table:table-cell table:style-name="ce3" office:value-type="string" calcext:value-type="string">
            <text:p>Seeded Elo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40.5" calcext:value-type="float">
            <text:p>1940.5</text:p>
          </table:table-cell>
        </table:table-row>
        <table:table-row table:style-name="ro2">
          <table:table-cell office:value-type="string" calcext:value-type="string">
            <text:p>hydur.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89.4" calcext:value-type="float">
            <text:p>1689.4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08.5" calcext:value-type="float">
            <text:p>1908.5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7.6" calcext:value-type="float">
            <text:p>1477.6</text:p>
          </table:table-cell>
        </table:table-row>
        <table:table-row table:style-name="ro2">
          <table:table-cell office:value-type="string" calcext:value-type="string">
            <text:p>Flying Mouse -AOE-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16.4" calcext:value-type="float">
            <text:p>1416.4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08.8" calcext:value-type="float">
            <text:p>1808.8</text:p>
          </table:table-cell>
        </table:table-row>
        <table:table-row table:style-name="ro2">
          <table:table-cell office:value-type="string" calcext:value-type="string">
            <text:p>DjSaps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01.2" calcext:value-type="float">
            <text:p>1701.2</text:p>
          </table:table-cell>
        </table:table-row>
        <table:table-row table:style-name="ro2">
          <table:table-cell office:value-type="string" calcext:value-type="string">
            <text:p>.shixo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</table:table-row>
        <table:table-row table:style-name="ro2">
          <table:table-cell office:value-type="string" calcext:value-type="string">
            <text:p>Biscuit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72.8" calcext:value-type="float">
            <text:p>1372.8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65.3" calcext:value-type="float">
            <text:p>2065.3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68.1" calcext:value-type="float">
            <text:p>1968.1</text:p>
          </table:table-cell>
        </table:table-row>
        <table:table-row table:style-name="ro2">
          <table:table-cell office:value-type="string" calcext:value-type="string">
            <text:p>Snapy_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65.6" calcext:value-type="float">
            <text:p>1965.6</text:p>
          </table:table-cell>
        </table:table-row>
        <table:table-row table:style-name="ro2">
          <table:table-cell office:value-type="string" calcext:value-type="string">
            <text:p>Morti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55.8" calcext:value-type="float">
            <text:p>1555.8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71.6" calcext:value-type="float">
            <text:p>1771.6</text:p>
          </table:table-cell>
        </table:table-row>
        <table:table-row table:style-name="ro2">
          <table:table-cell office:value-type="string" calcext:value-type="string">
            <text:p>Feli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5.2" calcext:value-type="float">
            <text:p>1655.2</text:p>
          </table:table-cell>
        </table:table-row>
        <table:table-row table:style-name="ro2">
          <table:table-cell office:value-type="string" calcext:value-type="string">
            <text:p>Alexan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17.3" calcext:value-type="float">
            <text:p>1517.3</text:p>
          </table:table-cell>
        </table:table-row>
        <table:table-row table:style-name="ro2">
          <table:table-cell office:value-type="string" calcext:value-type="string">
            <text:p>gurastobbybuf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02.4" calcext:value-type="float">
            <text:p>1702.4</text:p>
          </table:table-cell>
        </table:table-row>
        <table:table-row table:style-name="ro2">
          <table:table-cell office:value-type="string" calcext:value-type="string">
            <text:p>ALIKO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84.5" calcext:value-type="float">
            <text:p>1384.5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3.8" calcext:value-type="float">
            <text:p>1103.8</text:p>
          </table:table-cell>
        </table:table-row>
        <table:table-row table:style-name="ro2">
          <table:table-cell office:value-type="string" calcext:value-type="string">
            <text:p>Sabal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45" calcext:value-type="float">
            <text:p>1745</text:p>
          </table:table-cell>
        </table:table-row>
        <table:table-row table:style-name="ro2">
          <table:table-cell office:value-type="string" calcext:value-type="string">
            <text:p>Happytheand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22.1" calcext:value-type="float">
            <text:p>1722.1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6.6" calcext:value-type="float">
            <text:p>1596.6</text:p>
          </table:table-cell>
        </table:table-row>
        <table:table-row table:style-name="ro2">
          <table:table-cell office:value-type="string" calcext:value-type="string">
            <text:p>Jasu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8.48" calcext:value-type="float">
            <text:p>998.48</text:p>
          </table:table-cell>
        </table:table-row>
      </table:table>
      <table:table table:name="Winners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ins</text:p>
          </table:table-cell>
          <table:table-cell table:style-name="ce4" office:value-type="string" calcext:value-type="string">
            <text:p>Admin Penalties</text:p>
          </table:table-cell>
          <table:table-cell table:style-name="ce3" office:value-type="string" calcext:value-type="string">
            <text:p>Seeded Elo</text:p>
          </table:table-cell>
          <table:table-cell table:style-name="ce3" office:value-type="string" calcext:value-type="string">
            <text:p>Prize [$USD]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40.5" calcext:value-type="float">
            <text:p>1940.5</text:p>
          </table:table-cell>
          <table:table-cell office:value-type="float" office:value="23.69" calcext:value-type="float">
            <text:p>23.69</text:p>
          </table:table-cell>
        </table:table-row>
        <table:table-row table:style-name="ro2">
          <table:table-cell office:value-type="string" calcext:value-type="string">
            <text:p>hydur.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89.4" calcext:value-type="float">
            <text:p>1689.4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08.5" calcext:value-type="float">
            <text:p>1908.5</text:p>
          </table:table-cell>
          <table:table-cell office:value-type="float" office:value="23.21" calcext:value-type="float">
            <text:p>23.21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7.6" calcext:value-type="float">
            <text:p>1477.6</text:p>
          </table:table-cell>
          <table:table-cell office:value-type="float" office:value="19.66" calcext:value-type="float">
            <text:p>19.66</text:p>
          </table:table-cell>
        </table:table-row>
        <table:table-row table:style-name="ro2">
          <table:table-cell office:value-type="string" calcext:value-type="string">
            <text:p>Flying Mouse -AOE-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16.4" calcext:value-type="float">
            <text:p>1416.4</text:p>
          </table:table-cell>
          <table:table-cell office:value-type="float" office:value="18.65" calcext:value-type="float">
            <text:p>18.65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08.8" calcext:value-type="float">
            <text:p>1808.8</text:p>
          </table:table-cell>
          <table:table-cell office:value-type="float" office:value="18.08" calcext:value-type="float">
            <text:p>18.08</text:p>
          </table:table-cell>
        </table:table-row>
        <table:table-row table:style-name="ro2">
          <table:table-cell office:value-type="string" calcext:value-type="string">
            <text:p>DjSaps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01.2" calcext:value-type="float">
            <text:p>1701.2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2">
          <table:table-cell office:value-type="string" calcext:value-type="string">
            <text:p>.shixo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16.71" calcext:value-type="float">
            <text:p>16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9:42:21.936341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_5f_2" style:display-name="PageStyle_Sprint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21T19:55:59.434111638</dc:date>
    <meta:editing-duration>PT3M39S</meta:editing-duration>
    <meta:editing-cycles>2</meta:editing-cycles>
    <meta:document-statistic meta:table-count="2" meta:cell-count="141" meta:object-count="0"/>
  </office:meta>
</office:document-meta>
</file>